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</office:automatic-styles>
  <office:body>
    <office:text text:use-soft-page-breaks="true">
      <text:p text:style-name="P1">Test fichier<text:s/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iz AVERIBOU</meta:initial-creator>
    <dc:creator>Aziz AVERIBOU</dc:creator>
    <meta:creation-date>2025-03-10T21:39:00Z</meta:creation-date>
    <dc:date>2025-03-10T21:40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4" meta:row-count="1" meta:non-whitespace-character-count="13"/>
  </office:meta>
</office:document-meta>
</file>